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3889A9DD54.png"/>
  <manifest:file-entry manifest:media-type="image/png" manifest:full-path="Pictures/10000000000000200000002000309F1C.png"/>
  <manifest:file-entry manifest:media-type="image/png" manifest:full-path="Pictures/100000000000013D000000606C23FDB4.png"/>
  <manifest:file-entry manifest:media-type="image/png" manifest:full-path="Pictures/1000000000000136000000519868F1C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096cm, 20.166cm, 8.643cm, 11.941cm)" draw:image-opacity="100%" style:mirror="none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cc3300" fo:font-size="8pt" style:font-size-asian="8pt" style:font-size-complex="8pt"/>
    </style:style>
    <style:style style:name="P3" style:family="paragraph">
      <style:paragraph-properties fo:text-align="center"/>
      <style:text-properties fo:color="#cc3300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cc3300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709cm" svg:height="2.031cm" svg:x="7.691cm" svg:y="4.5cm">
          <draw:image xlink:href="Pictures/100000000000013D000000606C23FDB4.png" xlink:type="simple" xlink:show="embed" xlink:actuate="onLoad">
            <text:p/>
          </draw:image>
        </draw:frame>
        <draw:frame draw:style-name="gr1" draw:text-style-name="P1" draw:layer="layout" svg:width="6.561cm" svg:height="1.714cm" svg:x="3.939cm" svg:y="2.5cm">
          <draw:image xlink:href="Pictures/1000000000000136000000519868F1C1.png" xlink:type="simple" xlink:show="embed" xlink:actuate="onLoad">
            <text:p/>
          </draw:image>
        </draw:frame>
        <draw:custom-shape draw:style-name="gr2" draw:text-style-name="P1" draw:layer="layout" svg:width="1.5cm" svg:height="0.5cm" draw:transform="rotate (-0.384845100065864) translate (6.288cm 4.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frame draw:style-name="gr3" draw:text-style-name="P1" draw:layer="layout" svg:width="7.5cm" svg:height="4.499cm" svg:x="6cm" svg:y="0.001cm">
          <draw:image xlink:href="Pictures/10000000000007800000043889A9DD54.png" xlink:type="simple" xlink:show="embed" xlink:actuate="onLoad">
            <text:p/>
          </draw:image>
        </draw:frame>
        <draw:custom-shape draw:style-name="gr4" draw:text-style-name="P3" draw:layer="layout" svg:width="3cm" svg:height="0.5cm" svg:x="9cm" svg:y="1.5cm">
          <text:p text:style-name="P2"><text:span text:style-name="T1">Press Ctrl + Space</text:span></text:p>
          <draw:enhanced-geometry svg:viewBox="0 0 21600 21600" draw:text-areas="800 800 20800 20800" draw:type="round-rectangular-callout" draw:modifiers="-14805.4648450516 -33628.74251497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6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1H50M1S</meta:editing-duration>
    <meta:editing-cycles>3</meta:editing-cycles>
    <meta:generator>OpenOffice/4.1.3$Win32 OpenOffice.org_project/413m1$Build-9783</meta:generator>
    <dc:date>2019-01-30T10:58:07.52</dc:date>
    <dc:creator>Daniel Ratiu</dc:creator>
    <meta:document-statistic meta:object-count="5"/>
  </office:meta>
</office:document-meta>
</file>